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80808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0.75cm" svg:x="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28cm" svg:height="6cm" svg:x="4.71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28cm" svg:height="6cm" svg:x="7.75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39cm" svg:y1="7cm" svg:x2="13.8cm" svg:y2="7cm">
          <text:p/>
        </draw:line>
        <draw:line draw:style-name="gr4" draw:text-style-name="P1" draw:layer="layout" svg:x1="6.739cm" svg:y1="7cm" svg:x2="7.801cm" svg:y2="7cm">
          <text:p/>
        </draw:line>
        <draw:frame draw:style-name="gr5" draw:layer="layout" svg:width="4.477cm" svg:height="1.673cm" draw:transform="rotate (1.5707963267949) translate (4.8cm 9.38cm)">
          <draw:text-box>
            <text:p>packet_loader</text:p>
            <text:p>rf_interface</text:p>
          </draw:text-box>
        </draw:frame>
        <draw:frame draw:style-name="gr5" draw:layer="layout" svg:width="4.024cm" svg:height="1.673cm" draw:transform="rotate (1.5707963267949) translate (7.82cm 9.65cm)">
          <draw:text-box>
            <text:p>Programmer</text:p>
            <text:p>serial</text:p>
          </draw:text-box>
        </draw:frame>
        <draw:frame draw:style-name="gr5" draw:layer="layout" svg:width="1.349cm" svg:height="0.962cm" svg:x="11.401cm" svg:y="10.288cm">
          <draw:text-box>
            <text:p>RF</text:p>
          </draw:text-box>
        </draw:frame>
        <draw:frame draw:style-name="gr5" draw:layer="layout" svg:width="2.119cm" svg:height="0.962cm" svg:x="10.631cm" svg:y="6.1cm">
          <draw:text-box>
            <text:p>Serial</text:p>
          </draw:text-box>
        </draw:frame>
        <draw:frame draw:style-name="gr5" draw:layer="layout" svg:width="3.321cm" svg:height="0.962cm" svg:x="3.65cm" svg:y="10.7cm">
          <draw:text-box>
            <text:p>Host CPU</text:p>
          </draw:text-box>
        </draw:frame>
        <draw:custom-shape draw:style-name="gr2" draw:text-style-name="P1" draw:layer="layout" svg:width="3.5cm" svg:height="3.5cm" svg:x="13.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9.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5.6cm" svg:y="13.1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013cm" svg:height="0.962cm" svg:x="14.25cm" svg:y="6.5cm">
          <draw:text-box>
            <text:p>Node</text:p>
          </draw:text-box>
        </draw:frame>
        <draw:frame draw:style-name="gr5" draw:layer="layout" svg:width="2.013cm" svg:height="0.962cm" svg:x="10.251cm" svg:y="14.5cm">
          <draw:text-box>
            <text:p>Node</text:p>
          </draw:text-box>
        </draw:frame>
        <draw:frame draw:style-name="gr5" draw:layer="layout" svg:width="2.013cm" svg:height="0.962cm" svg:x="16.351cm" svg:y="14.4cm">
          <draw:text-box>
            <text:p>Node</text:p>
          </draw:text-box>
        </draw:frame>
        <draw:line draw:style-name="gr4" draw:text-style-name="P1" draw:layer="layout" svg:x1="15.75cm" svg:y1="8.75cm" svg:x2="17.25cm" svg:y2="13.15cm">
          <text:p/>
        </draw:line>
        <draw:line draw:style-name="gr4" draw:text-style-name="P1" draw:layer="layout" svg:x1="14.45cm" svg:y1="8.75cm" svg:x2="11.5cm" svg:y2="13.25cm">
          <text:p/>
        </draw:line>
        <draw:frame draw:style-name="gr5" draw:layer="layout" svg:width="1.349cm" svg:height="0.962cm" svg:x="16.502cm" svg:y="10.288cm">
          <draw:text-box>
            <text:p>R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7T22:43:39</meta:creation-date>
    <dc:date>2013-09-27T22:55:16</dc:date>
    <meta:editing-duration>P0D</meta:editing-duration>
    <meta:editing-cycles>1</meta:editing-cycles>
    <meta:document-statistic meta:object-count="19"/>
    <meta:generator>LibreOffice/4.0.2.2$Linux_X86_64 LibreOffice_project/400m0$Build-2</meta:generator>
  </office:meta>
</office:document-meta>
</file>